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Liberation Mono'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78a" officeooo:paragraph-rsid="0018a78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57ab8" officeooo:paragraph-rsid="00557ab8" style:font-weight-asian="bold" style:font-weight-complex="bold"/>
    </style:style>
    <style:style style:name="P3" style:family="paragraph" style:parent-style-name="Standard">
      <style:text-properties fo:font-weight="bold" officeooo:rsid="02607d3d" officeooo:paragraph-rsid="02607d3d" style:font-weight-asian="bold" style:font-weight-complex="bold"/>
    </style:style>
    <style:style style:name="P4" style:family="paragraph" style:parent-style-name="Standard">
      <style:text-properties fo:font-weight="bold" officeooo:rsid="006a7dc3" officeooo:paragraph-rsid="02781445" style:font-weight-asian="bold" style:font-weight-complex="bold"/>
    </style:style>
    <style:style style:name="P5" style:family="paragraph" style:parent-style-name="Standard">
      <style:text-properties officeooo:rsid="001e1258" officeooo:paragraph-rsid="001e1258"/>
    </style:style>
    <style:style style:name="P6" style:family="paragraph" style:parent-style-name="Standard">
      <style:text-properties officeooo:rsid="001e1258" officeooo:paragraph-rsid="002eb485"/>
    </style:style>
    <style:style style:name="P7" style:family="paragraph" style:parent-style-name="Standard">
      <style:text-properties officeooo:rsid="00557ab8" officeooo:paragraph-rsid="00557ab8"/>
    </style:style>
    <style:style style:name="P8" style:family="paragraph" style:parent-style-name="Standard">
      <style:text-properties officeooo:rsid="025cef32" officeooo:paragraph-rsid="025cef32"/>
    </style:style>
    <style:style style:name="P9" style:family="paragraph" style:parent-style-name="Standard">
      <style:text-properties officeooo:rsid="025d7192" officeooo:paragraph-rsid="025cef32"/>
    </style:style>
    <style:style style:name="P10" style:family="paragraph" style:parent-style-name="Standard">
      <style:text-properties officeooo:rsid="025d7192" officeooo:paragraph-rsid="025d7192"/>
    </style:style>
    <style:style style:name="P11" style:family="paragraph" style:parent-style-name="Standard">
      <style:text-properties fo:font-weight="normal" officeooo:rsid="02607d3d" officeooo:paragraph-rsid="02607d3d" style:font-weight-asian="normal" style:font-weight-complex="normal"/>
    </style:style>
    <style:style style:name="P12" style:family="paragraph" style:parent-style-name="Standard">
      <style:text-properties officeooo:rsid="026e1aed" officeooo:paragraph-rsid="026e1aed"/>
    </style:style>
    <style:style style:name="P13" style:family="paragraph" style:parent-style-name="Standard">
      <style:text-properties officeooo:rsid="006a7dc3" officeooo:paragraph-rsid="02781445"/>
    </style:style>
    <style:style style:name="P14" style:family="paragraph" style:parent-style-name="Standard">
      <style:text-properties officeooo:rsid="006a7dc3" officeooo:paragraph-rsid="027cd05c"/>
    </style:style>
    <style:style style:name="P15" style:family="paragraph" style:parent-style-name="Standard">
      <style:text-properties style:font-name="Arial" fo:font-size="12pt" officeooo:rsid="006a7dc3" officeooo:paragraph-rsid="02781445" style:font-size-asian="12pt" style:font-size-complex="12pt"/>
    </style:style>
    <style:style style:name="P16" style:family="paragraph" style:parent-style-name="Standard">
      <style:text-properties style:font-name="Arial" fo:font-size="12pt" officeooo:rsid="0278b4ca" officeooo:paragraph-rsid="0278b4ca" style:font-size-asian="12pt" style:font-size-complex="12pt"/>
    </style:style>
    <style:style style:name="P17" style:family="paragraph" style:parent-style-name="Standard">
      <style:text-properties style:font-name="Arial" fo:font-size="12pt" officeooo:rsid="028074b7" officeooo:paragraph-rsid="028074b7" style:font-size-asian="12pt" style:font-size-complex="12pt"/>
    </style:style>
    <style:style style:name="P18" style:family="paragraph" style:parent-style-name="Standard">
      <style:text-properties style:font-name="Arial" fo:font-size="12pt" officeooo:paragraph-rsid="028b0768" style:font-size-asian="12pt" style:font-size-complex="12pt"/>
    </style:style>
    <style:style style:name="P19" style:family="paragraph" style:parent-style-name="Standard">
      <style:text-properties style:font-name="Arial" fo:font-size="12pt" officeooo:rsid="007d1ee5" officeooo:paragraph-rsid="028f13b8" style:font-size-asian="12pt" style:font-size-complex="12pt"/>
    </style:style>
    <style:style style:name="P20" style:family="paragraph" style:parent-style-name="Standard">
      <style:text-properties style:font-name="Arial" fo:font-size="12pt" officeooo:rsid="0290d5c3" officeooo:paragraph-rsid="0290d5c3" style:font-size-asian="12pt" style:font-size-complex="12pt"/>
    </style:style>
    <style:style style:name="P21" style:family="paragraph" style:parent-style-name="Standard">
      <style:text-properties style:font-name="Arial" fo:font-size="12pt" officeooo:rsid="0290d5c3" officeooo:paragraph-rsid="02940596" style:font-size-asian="12pt" style:font-size-complex="12pt"/>
    </style:style>
    <style:style style:name="P22" style:family="paragraph" style:parent-style-name="Standard">
      <style:text-properties style:font-name="Arial" fo:font-size="12pt" fo:font-weight="bold" officeooo:rsid="006f28bd" officeooo:paragraph-rsid="02781445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Arial" fo:font-size="12pt" fo:font-weight="bold" officeooo:rsid="027c16a3" officeooo:paragraph-rsid="027c16a3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Arial" fo:font-size="12pt" fo:font-weight="normal" officeooo:rsid="027c99d0" officeooo:paragraph-rsid="027c99d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27c16a3" officeooo:paragraph-rsid="027c16a3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29234f7" officeooo:paragraph-rsid="029234f7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29234f7" officeooo:paragraph-rsid="02947ac2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292472e" officeooo:paragraph-rsid="0292472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2946590" officeooo:paragraph-rsid="02946590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4pt" fo:font-weight="normal" officeooo:rsid="026538fd" officeooo:paragraph-rsid="026538fd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Arial" fo:font-size="12pt" fo:font-weight="bold" officeooo:rsid="027c99d0" officeooo:paragraph-rsid="027c99d0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Arial" fo:font-size="12pt" fo:font-weight="bold" officeooo:rsid="0287c984" officeooo:paragraph-rsid="028b0768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size="12pt" officeooo:rsid="0276098a" officeooo:paragraph-rsid="0276098a" style:font-size-asian="12pt" style:font-size-complex="12pt"/>
    </style:style>
    <style:style style:name="P34" style:family="paragraph" style:parent-style-name="Text_20_body">
      <style:text-properties fo:font-size="14pt" fo:font-weight="bold" officeooo:rsid="02705cfd" officeooo:paragraph-rsid="02705cf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break-before="page"/>
      <style:text-properties style:font-name="Arial" fo:font-size="12pt" fo:font-weight="bold" officeooo:rsid="02705cfd" officeooo:paragraph-rsid="02705cfd" style:font-size-asian="12pt" style:font-weight-asian="bold" style:font-size-complex="12pt" style:font-weight-complex="bold"/>
    </style:style>
    <style:style style:name="P36" style:family="paragraph" style:parent-style-name="Heading_20_1">
      <style:text-properties fo:font-weight="bold" officeooo:rsid="02607d3d" officeooo:paragraph-rsid="026538fd" style:font-weight-asian="bold" style:font-weight-complex="bold"/>
    </style:style>
    <style:style style:name="P37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38" style:family="paragraph" style:parent-style-name="Heading_20_1">
      <style:paragraph-properties fo:break-before="page"/>
      <style:text-properties fo:font-weight="bold" officeooo:rsid="02607d3d" officeooo:paragraph-rsid="02705cfd" style:font-weight-asian="bold" style:font-weight-complex="bold"/>
    </style:style>
    <style:style style:name="P39" style:family="paragraph" style:parent-style-name="Heading_20_2">
      <style:text-properties fo:font-size="12pt" style:font-size-asian="12pt" style:font-size-complex="12pt"/>
    </style:style>
    <style:style style:name="P40" style:family="paragraph" style:parent-style-name="Heading_20_2">
      <style:text-properties fo:font-size="12pt" officeooo:rsid="0276098a" officeooo:paragraph-rsid="0276098a" style:font-size-asian="12pt" style:font-size-complex="12pt"/>
    </style:style>
    <style:style style:name="P41" style:family="paragraph" style:parent-style-name="Heading_20_2">
      <style:text-properties fo:font-size="12pt" officeooo:rsid="025d7192" officeooo:paragraph-rsid="025d7192" style:font-size-asian="12pt" style:font-size-complex="12pt"/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26538fd" style:font-size-asian="14pt" style:font-size-complex="14pt"/>
    </style:style>
    <style:style style:name="T3" style:family="text">
      <style:text-properties fo:font-size="14pt" officeooo:rsid="02705cfd" style:font-size-asian="14pt" style:font-size-complex="14pt"/>
    </style:style>
    <style:style style:name="T4" style:family="text">
      <style:text-properties fo:font-size="14pt" officeooo:rsid="027063ea" style:font-size-asian="14pt" style:font-size-complex="14pt"/>
    </style:style>
    <style:style style:name="T5" style:family="text">
      <style:text-properties officeooo:rsid="025e70af"/>
    </style:style>
    <style:style style:name="T6" style:family="text">
      <style:text-properties officeooo:rsid="02705cfd"/>
    </style:style>
    <style:style style:name="T7" style:family="text">
      <style:text-properties officeooo:rsid="0276db2c"/>
    </style:style>
    <style:style style:name="T8" style:family="text">
      <style:text-properties officeooo:rsid="0090e0b4"/>
    </style:style>
    <style:style style:name="T9" style:family="text">
      <style:text-properties officeooo:rsid="027aa414"/>
    </style:style>
    <style:style style:name="T10" style:family="text">
      <style:text-properties officeooo:rsid="028251da"/>
    </style:style>
    <style:style style:name="T11" style:family="text">
      <style:text-properties officeooo:rsid="0284f00e"/>
    </style:style>
    <style:style style:name="T12" style:family="text">
      <style:text-properties fo:font-weight="normal" officeooo:rsid="0287c984" style:font-weight-asian="normal" style:font-weight-complex="normal"/>
    </style:style>
    <style:style style:name="T13" style:family="text">
      <style:text-properties fo:font-weight="normal" officeooo:rsid="028aec9d" style:font-weight-asian="normal" style:font-weight-complex="normal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officeooo:rsid="006c3128" style:font-size-asian="12pt" style:font-size-complex="12pt"/>
    </style:style>
    <style:style style:name="T16" style:family="text">
      <style:text-properties style:font-name="Arial" fo:font-size="12pt" officeooo:rsid="027cd05c" style:font-size-asian="12pt" style:font-size-complex="12pt"/>
    </style:style>
    <style:style style:name="T17" style:family="text">
      <style:text-properties style:font-name="Arial" fo:font-size="12pt" officeooo:rsid="02864060" style:font-size-asian="12pt" style:font-size-complex="12pt"/>
    </style:style>
    <style:style style:name="T18" style:family="text">
      <style:text-properties officeooo:rsid="006c312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>GERÊNCIA DE CONFIGURAÇÃO</text:p>
      <text:p text:style-name="P7"/>
      <text:p text:style-name="P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3"><text:a xlink:type="simple" xlink:href="#__RefHeading___Toc106_1324565011" text:style-name="Index_20_Link" text:visited-style-name="Index_20_Link">1. Introdução<text:tab/>2</text:a></text:p>
          <text:p text:style-name="P42"><text:a xlink:type="simple" xlink:href="#__RefHeading___Toc309_382204269" text:style-name="Index_20_Link" text:visited-style-name="Index_20_Link">1.0 Considerações gerais<text:tab/>2</text:a></text:p>
          <text:p text:style-name="P42"><text:a xlink:type="simple" xlink:href="#__RefHeading___Toc108_1324565011" text:style-name="Index_20_Link" text:visited-style-name="Index_20_Link">1.1 Contexto<text:tab/>2</text:a></text:p>
          <text:p text:style-name="P42"><text:a xlink:type="simple" xlink:href="#__RefHeading___Toc229_248742432" text:style-name="Index_20_Link" text:visited-style-name="Index_20_Link">1.2 Arquitetura<text:tab/>2</text:a></text:p>
          <text:p text:style-name="P42"><text:a xlink:type="simple" xlink:href="#__RefHeading___Toc231_248742432" text:style-name="Index_20_Link" text:visited-style-name="Index_20_Link">1.3 Infraestrutura<text:tab/>2</text:a></text:p>
          <text:p text:style-name="P42"><text:a xlink:type="simple" xlink:href="#__RefHeading___Toc311_382204269" text:style-name="Index_20_Link" text:visited-style-name="Index_20_Link">1.4 Tarefas<text:tab/>2</text:a></text:p>
          <text:p text:style-name="P43"><text:a xlink:type="simple" xlink:href="#__RefHeading___Toc313_382204269" text:style-name="Index_20_Link" text:visited-style-name="Index_20_Link">2. Execução manual<text:tab/>4</text:a></text:p>
          <text:p text:style-name="P43"><text:a xlink:type="simple" xlink:href="#__RefHeading___Toc233_248742432" text:style-name="Index_20_Link" text:visited-style-name="Index_20_Link">3. Git<text:tab/>5</text:a></text:p>
        </text:index-body>
      </text:table-of-content>
      <text:p text:style-name="P1"/>
      <text:p text:style-name="P1"/>
      <text:p text:style-name="P1"/>
      <text:p text:style-name="P1"/>
      <text:h text:style-name="P37" text:outline-level="1"><text:bookmark-start text:name="__RefHeading___Toc106_1324565011"/>1. Introdução<text:bookmark-end text:name="__RefHeading___Toc106_1324565011"/></text:h>
      <text:h text:style-name="P40" text:outline-level="2"><text:bookmark-start text:name="__RefHeading___Toc309_382204269"/>1.0 <text:span text:style-name="T7">Considerações gerais</text:span><text:bookmark-end text:name="__RefHeading___Toc309_382204269"/></text:h>
      <text:p text:style-name="P33">Propósito:</text:p>
      <text:p text:style-name="P33">Prover uma visão sistêmica e prática da gerência de configuração.</text:p>
      <text:h text:style-name="P39" text:outline-level="2"><text:bookmark-start text:name="__RefHeading___Toc108_1324565011"/>1.1 Contexto<text:bookmark-end text:name="__RefHeading___Toc108_1324565011"/></text:h>
      <text:p text:style-name="P1"/>
      <text:p text:style-name="P8">A vinícola Concha Y Oro...</text:p>
      <text:p text:style-name="P9"/>
      <text:h text:style-name="P41" text:outline-level="2"><text:bookmark-start text:name="__RefHeading___Toc229_248742432"/>1.2 <text:s/>Arquitetura<text:bookmark-end text:name="__RefHeading___Toc229_248742432"/></text:h>
      <text:p text:style-name="P10">Backend Java/JPA</text:p>
      <text:p text:style-name="P12">REST</text:p>
      <text:p text:style-name="P10">Frontend: Angular</text:p>
      <text:p text:style-name="P10">Tomcat + Mysql</text:p>
      <text:p text:style-name="P10"/>
      <text:h text:style-name="P41" text:outline-level="2"><text:bookmark-start text:name="__RefHeading___Toc231_248742432"/>1.3 <text:s/>Infraestrutura<text:bookmark-end text:name="__RefHeading___Toc231_248742432"/></text:h>
      <text:p text:style-name="P10"/>
      <text:p text:style-name="P10"><text:span text:style-name="T5">D</text:span>ocker</text:p>
      <text:p text:style-name="P6"/>
      <text:p text:style-name="P5"/>
      <text:h text:style-name="P39" text:outline-level="2"><text:bookmark-start text:name="__RefHeading___Toc311_382204269"/>1.4 Tarefas<text:bookmark-end text:name="__RefHeading___Toc311_382204269"/></text:h>
      <text:p text:style-name="P3"/>
      <text:p text:style-name="P11">- Implantação: publicar v1 em produção</text:p>
      <text:p text:style-name="P11">- Evolução: fazer mudança e publicar v2 em produção</text:p>
      <text:p text:style-name="P11">- Defeito: </text:p>
      <text:p text:style-name="P11">- Novo cliente:</text:p>
      <text:p text:style-name="P11"/>
      <text:p text:style-name="P11">Ocorrências "na minha máquina funciona":</text:p>
      <text:p text:style-name="P11">- versões diferentes</text:p>
      <text:p text:style-name="P11">- problema de biblioteca</text:p>
      <text:p text:style-name="P11">- problema em configuração de ambiente</text:p>
      <text:p text:style-name="P11">- problema de banco</text:p>
      <text:p text:style-name="P11"/>
      <text:p text:style-name="P11">V0:</text:p>
      <text:p text:style-name="P11">- processo manual (sem ferramentas)</text:p>
      <text:p text:style-name="P11">- bibliotecas juntas do código-fonte</text:p>
      <text:p text:style-name="P11">- sem gerência de configuração de banco</text:p>
      <text:p text:style-name="P11">- configurações juntas do código-fonte</text:p>
      <text:p text:style-name="P11">- sem repositório + sem identificação de versão</text:p>
      <text:p text:style-name="P11"/>
      <text:p text:style-name="P11">Incrementos</text:p>
      <text:p text:style-name="P11">v0- tudo manual (inclusive ambiente)</text:p>
      <text:p text:style-name="P11">v1- tudo manual</text:p>
      <text:p text:style-name="P11">v2- git + maven</text:p>
      <text:p text:style-name="P11"><text:soft-page-break/>v3- Nexus (retirar libs - pode ser útil para "na minha máquina funciona")</text:p>
      <text:p text:style-name="P11">v4- Jenkins</text:p>
      <text:p text:style-name="P11">v5- testes de unidade</text:p>
      <text:p text:style-name="P11">V6- Sonar</text:p>
      <text:p text:style-name="P11">v7- versionamento banco</text:p>
      <text:p text:style-name="P11">v8- testes de integração</text:p>
      <text:p text:style-name="P11">v9- versionamento de configurações</text:p>
      <text:p text:style-name="P11"/>
      <text:p text:style-name="P11"/>
      <text:h text:style-name="P38" text:outline-level="1"><text:bookmark-start text:name="__RefHeading___Toc313_382204269"/><text:span text:style-name="T2">2. </text:span><text:span text:style-name="T3">Execução manual</text:span><text:bookmark-end text:name="__RefHeading___Toc313_382204269"/></text:h>
      <text:p text:style-name="P34"/>
      <text:p text:style-name="P4"><text:span text:style-name="T8">2</text:span>. Obter produtos de trabalho a serem utilizados</text:p>
      <text:p text:style-name="P13"/>
      <text:p text:style-name="P13"><text:span text:style-name="T14">$ </text:span><text:span text:style-name="T15">git clone -b v0.0.1 </text:span><text:a xlink:type="simple" xlink:href="http://github.com/valuedriven/conchayoro" text:style-name="Internet_20_link" text:visited-style-name="Visited_20_Internet_20_Link"><text:span text:style-name="T15">http://github.com/valuedriven/conchayoro</text:span></text:a></text:p>
      <text:p text:style-name="P15"/>
      <text:p text:style-name="P14"><text:span text:style-name="T15">$ git clone -b v0.0.1 </text:span><text:a xlink:type="simple" xlink:href="http://github.com/valuedriven/curso-gco" text:style-name="Internet_20_link" text:visited-style-name="Visited_20_Internet_20_Link"><text:span text:style-name="T15">http://github.com/valuedriven/</text:span></text:a><text:a xlink:type="simple" xlink:href="http://github.com/valuedriven/curso-gco" text:style-name="Internet_20_link" text:visited-style-name="Visited_20_Internet_20_Link"><text:span text:style-name="T16">curso-gco</text:span></text:a><text:span text:style-name="T16"> </text:span><text:span text:style-name="T17">(???)</text:span></text:p>
      <text:p text:style-name="P15"/>
      <text:p text:style-name="P16"><text:span text:style-name="T18">T</text:span>ODO: </text:p>
      <text:p text:style-name="P16">Ver se vale a pena ter dois repos ou um só</text:p>
      <text:p text:style-name="P16"><text:span text:style-name="T11">A</text:span>valiar como fazer com o git clone inicial – docker, copiar etc.</text:p>
      <text:p text:style-name="P15"/>
      <text:p text:style-name="P17"><text:span text:style-name="T10">$ c</text:span>d curso-gco</text:p>
      <text:p text:style-name="P22"/>
      <text:p text:style-name="P25"><text:span text:style-name="T9">$ </text:span>docker-compose up -d</text:p>
      <text:p text:style-name="P23"/>
      <text:p text:style-name="P24"><text:span text:style-name="T6">$ </text:span>docker-compose ps</text:p>
      <text:p text:style-name="P31"/>
      <text:p text:style-name="P18"><text:span text:style-name="T12">$ </text:span><text:span text:style-name="T13">docker-compose exec mysql mysql -u root -psecret mysql &lt; banco/conchayorodb.sql</text:span></text:p>
      <text:p text:style-name="P32"/>
      <text:p text:style-name="P19">$ mkdir conchayoro/src/main/webapp/WEB-INF/classes</text:p>
      <text:p text:style-name="P19"/>
      <text:p text:style-name="P19">$ mkdir conchayoro/src/main/webapp/WEB-INF/lib</text:p>
      <text:p text:style-name="P19"/>
      <text:p text:style-name="P19">$ mkdir conchayoro/src/main/webapp/WEB-INF/classes/META-INF</text:p>
      <text:p text:style-name="P19"/>
      <text:p text:style-name="P21">$ docker run --rm -v "$PWD":/app -w /app java javac -verbose -cp 'lib/*' <text:s/>-d 'conchayoro/src/main/webapp/WEB-INF/classes' <text:s/>conchayoro/src/main/java/br/com/conchayoro/entity/Produto.java conchayoro/src/main/java/br/com/conchayoro/persistence/ProdutoDao.java <text:s/>conchayoro/src/main/java/br/com/conchayoro/service/ProdutoService.java</text:p>
      <text:p text:style-name="P20"/>
      <text:p text:style-name="P27">$ <text:span text:style-name="T6">docker run --rm -v "$PWD":/app -w /app java jar cvf ambiente/webapps/conchayoro.war -C conchayoro/src/main/webapp .</text:span></text:p>
      <text:p text:style-name="P26"/>
      <text:p text:style-name="P28"><text:span text:style-name="T6">(</text:span>observação: o ponto ao final faz parte do comando)</text:p>
      <text:p text:style-name="P28"/>
      <text:p text:style-name="P29"/>
      <text:p text:style-name="P29"/>
      <text:p text:style-name="P35"/>
      <text:h text:style-name="P36" text:outline-level="1"><text:bookmark-start text:name="__RefHeading___Toc233_248742432"/><text:span text:style-name="T4">3</text:span><text:span text:style-name="T1">. </text:span><text:span text:style-name="T2">Git</text:span><text:bookmark-end text:name="__RefHeading___Toc233_248742432"/></text:h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Liberation Mono'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21:16.676241416</meta:creation-date>
    <dc:date>2018-02-18T12:17:50.234771305</dc:date>
    <meta:editing-duration>P1DT6H53M29S</meta:editing-duration>
    <meta:editing-cycles>567</meta:editing-cycles>
    <meta:generator>LibreOffice/5.1.6.2$Linux_X86_64 LibreOffice_project/10m0$Build-2</meta:generator>
    <meta:document-statistic meta:table-count="0" meta:image-count="0" meta:object-count="0" meta:page-count="5" meta:paragraph-count="68" meta:word-count="309" meta:character-count="2243" meta:non-whitespace-character-count="1996"/>
  </office:meta>
</office:document-meta>
</file>